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131.81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82.26pt"/>
    </style:style>
    <style:style style:name="co11" style:family="table-column">
      <style:table-column-properties fo:break-before="auto" style:column-width="56.41pt"/>
    </style:style>
    <style:style style:name="co12" style:family="table-column">
      <style:table-column-properties fo:break-before="auto" style:column-width="67.35pt"/>
    </style:style>
    <style:style style:name="co13" style:family="table-column">
      <style:table-column-properties fo:break-before="auto" style:column-width="72.26pt"/>
    </style:style>
    <style:style style:name="co14" style:family="table-column">
      <style:table-column-properties fo:break-before="auto" style:column-width="64.26pt"/>
    </style:style>
    <style:style style:name="co15" style:family="table-column">
      <style:table-column-properties fo:break-before="auto" style:column-width="171.01pt"/>
    </style:style>
    <style:style style:name="co16" style:family="table-column">
      <style:table-column-properties fo:break-before="auto" style:column-width="58.9pt"/>
    </style:style>
    <style:style style:name="co17" style:family="table-column">
      <style:table-column-properties fo:break-before="auto" style:column-width="92.61pt"/>
    </style:style>
    <style:style style:name="co18" style:family="table-column">
      <style:table-column-properties fo:break-before="auto" style:column-width="174.44pt"/>
    </style:style>
    <style:style style:name="co19" style:family="table-column">
      <style:table-column-properties fo:break-before="auto" style:column-width="219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ext-properties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  <style:style style:name="ce36" style:family="table-cell" style:parent-style-name="Default" style:data-style-name="N104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Sheet4.B21"/>
    </style:style>
    <style:style style:name="ce38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Sheet5.B21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Sheet6.B2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etal frame 3 shelf, fastenerless. 24”x24”x36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sal</text:p>
          </table:table-cell>
          <table:table-cell table:formula="of:=70*3/5" office:value-type="currency" office:currency="USD" office:value="42" calcext:value-type="currency">
            <text:p>$42.00</text:p>
          </table:table-cell>
          <table:table-cell table:style-name="ce4" table:formula="of:=[.D6]*[.B6]" office:value-type="currency" office:currency="USD" office:value="42" calcext:value-type="currency">
            <text:p>$42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eycomb cardboard, 24”x48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ine</text:p>
          </table:table-cell>
          <table:table-cell table:formula="of:=(709/40/4+10)*0" office:value-type="currency" office:currency="USD" office:value="0" calcext:value-type="currency">
            <text:p>$0.00</text:p>
          </table:table-cell>
          <table:table-cell table:style-name="ce4" table:formula="of:=[.D7]*[.B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rugated plastic pallet liner, 24x48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master </text:p>
          </table:table-cell>
          <table:table-cell table:formula="of:=9.56*0.75" office:value-type="currency" office:currency="USD" office:value="7.17" calcext:value-type="currency">
            <text:p>$7.17</text:p>
          </table:table-cell>
          <table:table-cell table:style-name="ce4" table:formula="of:=[.D8]*[.B8]" office:value-type="currency" office:currency="USD" office:value="28.68" calcext:value-type="currency">
            <text:p>$28.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acrylic, 24x48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master </text:p>
          </table:table-cell>
          <table:table-cell table:formula="of:=33.08/2.5" office:value-type="currency" office:currency="USD" office:value="13.232" calcext:value-type="currency">
            <text:p>$13.23</text:p>
          </table:table-cell>
          <table:table-cell table:style-name="ce4" table:formula="of:=[.D9]*[.B9]" office:value-type="currency" office:currency="USD" office:value="26.464" calcext:value-type="currency">
            <text:p>$26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table:style-name="ce4" table:formula="of:=[.D10]*[.B10]" office:value-type="currency" office:currency="USD" office:value="5" calcext:value-type="currency">
            <text:p>$5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strip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table:style-name="ce4" table:formula="of:=[.D11]*[.B11]" office:value-type="currency" office:currency="USD" office:value="25" calcext:value-type="currency">
            <text:p>$25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 dete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table:style-name="ce4" table:formula="of:=[.D12]*[.B12]" office:value-type="currency" office:currency="USD" office:value="15" calcext:value-type="currency">
            <text:p>$15.00</text:p>
          </table:table-cell>
          <table:table-cell table:number-columns-repeated="1017"/>
        </table:table-row>
        <table:table-row table:style-name="ro1" table:number-rows-repeated="21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2])" office:value-type="currency" office:currency="USD" office:value="142.144" calcext:value-type="currency">
            <text:p>$142.14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4]+['printed parts'.D19]" office:value-type="currency" office:currency="USD" office:value="167.706456" calcext:value-type="currency">
            <text:p>$167.71</text:p>
          </table:table-cell>
          <table:table-cell table:style-name="ce3" table:number-columns-repeated="1017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inted parts" table:style-name="ta1"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7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1007"/>
        </table:table-row>
        <table:table-row table:style-name="ro4">
          <table:table-cell table:style-name="ce10" table:number-columns-repeated="12"/>
          <table:table-cell table:style-name="ce23" office:value-type="string" calcext:value-type="string">
            <text:p>0.5mm</text:p>
          </table:table-cell>
          <table:table-cell table:style-name="ce25" office:value-type="string" calcext:value-type="string">
            <text:p>0.8mm</text:p>
          </table:table-cell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Twoolhead mount</text:p>
          </table:table-cell>
          <table:table-cell table:formula="of:=([.E4]/1000)*[.$B$16]+([.G4]/60)*([.$B$13]+[.$B$14]+[.$B$15])+([.I4]/60)*[.$B$12]" office:value-type="currency" office:currency="USD" office:value="5.00672" calcext:value-type="currency">
            <text:p>$5.01</text:p>
          </table:table-cell>
          <table:table-cell table:style-name="ce4" table:formula="of:=[.B4]*[.D4]" office:value-type="currency" office:currency="USD" office:value="5.00672" calcext:value-type="currency">
            <text:p>$5.01</text:p>
          </table:table-cell>
          <table:table-cell office:value-type="float" office:value="1" calcext:value-type="float">
            <text:p>1</text:p>
          </table:table-cell>
          <table:table-cell table:formula="of:=44" office:value-type="float" office:value="44" calcext:value-type="float">
            <text:p>44</text:p>
          </table:table-cell>
          <table:table-cell table:formula="of:=[.E4]*[.D4]" office:value-type="float" office:value="44" calcext:value-type="float">
            <text:p>44</text:p>
          </table:table-cell>
          <table:table-cell table:formula="of:=110/2" office:value-type="float" office:value="55" calcext:value-type="float">
            <text:p>55</text:p>
          </table:table-cell>
          <table:table-cell table:formula="of:=[.G4]*[.D4]" office:value-type="float" office:value="55" calcext:value-type="float">
            <text:p>55</text:p>
          </table:table-cell>
          <table:table-cell table:formula="of:=10/2" office:value-type="float" office:value="5" calcext:value-type="float">
            <text:p>5</text:p>
          </table:table-cell>
          <table:table-cell table:formula="of:=[.I4]*[.D4]" office:value-type="float" office:value="5" calcext:value-type="float">
            <text:p>5</text:p>
          </table:table-cell>
          <table:table-cell table:style-name="ce19" table:formula="of:=[.F4]/([.G4]/60)" office:value-type="float" office:value="48" calcext:value-type="float">
            <text:p>48</text:p>
          </table:table-cell>
          <table:table-cell table:style-name="ce4" table:formula="of:=[.B4]/[.E4]" office:value-type="currency" office:currency="USD" office:value="0.113789090909091" calcext:value-type="currency">
            <text:p>$0.11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mount</text:p>
          </table:table-cell>
          <table:table-cell table:formula="of:=([.E5]/1000)*[.$B$16]+([.G5]/60)*([.$B$13]+[.$B$14]+[.$B$15])+([.I5]/60)*[.$B$12]" office:value-type="currency" office:currency="USD" office:value="3.8973" calcext:value-type="currency">
            <text:p>$3.90</text:p>
          </table:table-cell>
          <table:table-cell table:style-name="ce4" table:formula="of:=[.B5]*[.D5]" office:value-type="currency" office:currency="USD" office:value="7.7946" calcext:value-type="currency">
            <text:p>$7.79</text:p>
          </table:table-cell>
          <table:table-cell office:value-type="float" office:value="2" calcext:value-type="float">
            <text:p>2</text:p>
          </table:table-cell>
          <table:table-cell table:formula="of:=32" office:value-type="float" office:value="32" calcext:value-type="float">
            <text:p>32</text:p>
          </table:table-cell>
          <table:table-cell table:formula="of:=[.E5]*[.D5]" office:value-type="float" office:value="64" calcext:value-type="float">
            <text:p>64</text:p>
          </table:table-cell>
          <table:table-cell table:style-name="ce19" table:formula="of:=225/6" office:value-type="float" office:value="37.5" calcext:value-type="float">
            <text:p>38</text:p>
          </table:table-cell>
          <table:table-cell table:style-name="ce19" table:formula="of:=[.G5]*[.D5]" office:value-type="float" office:value="75" calcext:value-type="float">
            <text:p>75</text:p>
          </table:table-cell>
          <table:table-cell table:formula="of:=10/2" office:value-type="float" office:value="5" calcext:value-type="float">
            <text:p>5</text:p>
          </table:table-cell>
          <table:table-cell table:formula="of:=[.I5]*[.D5]" office:value-type="float" office:value="10" calcext:value-type="float">
            <text:p>10</text:p>
          </table:table-cell>
          <table:table-cell table:style-name="ce19" table:formula="of:=[.F5]/([.G5]/60)" office:value-type="float" office:value="102.4" calcext:value-type="float">
            <text:p>102</text:p>
          </table:table-cell>
          <table:table-cell table:style-name="ce4" table:formula="of:=[.B5]/[.E5]" office:value-type="currency" office:currency="USD" office:value="0.121790625" calcext:value-type="currency">
            <text:p>$0.12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body</text:p>
          </table:table-cell>
          <table:table-cell table:formula="of:=([.E6]/1000)*[.$B$16]+([.G6]/60)*([.$B$13]+[.$B$14]+[.$B$15])+([.I6]/60)*[.$B$12]" office:value-type="currency" office:currency="USD" office:value="6.380568" calcext:value-type="currency">
            <text:p>$6.38</text:p>
          </table:table-cell>
          <table:table-cell table:style-name="ce4" table:formula="of:=[.B6]*[.D6]" office:value-type="currency" office:currency="USD" office:value="12.761136" calcext:value-type="currency">
            <text:p>$12.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[.E6]*[.D6]" office:value-type="float" office:value="96" calcext:value-type="float">
            <text:p>96</text:p>
          </table:table-cell>
          <table:table-cell table:formula="of:=144/2" office:value-type="float" office:value="72" calcext:value-type="float">
            <text:p>72</text:p>
          </table:table-cell>
          <table:table-cell table:formula="of:=[.G6]*[.D6]" office:value-type="float" office:value="144" calcext:value-type="float">
            <text:p>144</text:p>
          </table:table-cell>
          <table:table-cell table:formula="of:=15/2" office:value-type="float" office:value="7.5" calcext:value-type="float">
            <text:p>7.5</text:p>
          </table:table-cell>
          <table:table-cell table:formula="of:=[.I6]*[.D6]" office:value-type="float" office:value="15" calcext:value-type="float">
            <text:p>15</text:p>
          </table:table-cell>
          <table:table-cell table:style-name="ce19" table:formula="of:=[.F6]/([.G6]/60)" office:value-type="float" office:value="80" calcext:value-type="float">
            <text:p>80</text:p>
          </table:table-cell>
          <table:table-cell table:style-name="ce4" table:formula="of:=[.B6]/[.E6]" office:value-type="currency" office:currency="USD" office:value="0.1329285" calcext:value-type="currency">
            <text:p>$0.13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5" table:number-columns-repeated="7"/>
          <table:table-cell/>
          <table:table-cell table:style-name="ce21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style-name="ce4" table:formula="of:=SUM([.C4:.C6])" office:value-type="currency" office:currency="USD" office:value="25.562456" calcext:value-type="currency">
            <text:p>$25.56</text:p>
          </table:table-cell>
          <table:table-cell table:style-name="ce15" table:formula="of:=SUM([.D4:.D6])" office:value-type="float" office:value="5" calcext:value-type="float">
            <text:p>5</text:p>
          </table:table-cell>
          <table:table-cell table:style-name="ce15" table:formula="of:=SUM([.E4:.E6])" office:value-type="float" office:value="124" calcext:value-type="float">
            <text:p>124</text:p>
          </table:table-cell>
          <table:table-cell table:style-name="ce15" table:formula="of:=SUM([.F4:.F6])" office:value-type="float" office:value="204" calcext:value-type="float">
            <text:p>204</text:p>
          </table:table-cell>
          <table:table-cell table:style-name="ce15" table:formula="of:=SUM([.G4:.G6])" office:value-type="float" office:value="164.5" calcext:value-type="float">
            <text:p>165</text:p>
          </table:table-cell>
          <table:table-cell table:style-name="ce15" table:formula="of:=SUM([.H4:.H6])" office:value-type="float" office:value="274" calcext:value-type="float">
            <text:p>274</text:p>
          </table:table-cell>
          <table:table-cell table:style-name="ce15" table:formula="of:=SUM([.I4:.I6])" office:value-type="float" office:value="17.5" calcext:value-type="float">
            <text:p>18</text:p>
          </table:table-cell>
          <table:table-cell table:style-name="ce15" table:formula="of:=SUM([.J4:.J6])" office:value-type="float" office:value="30" calcext:value-type="float">
            <text:p>30</text:p>
          </table:table-cell>
          <table:table-cell table:style-name="ce20"/>
          <table:table-cell table:style-name="ce22" office:value-type="string" calcext:value-type="string">
            <text:p>combined</text:p>
          </table:table-cell>
          <table:table-cell table:style-name="ce22" office:value-type="string" calcext:value-type="string">
            <text:p>0.5mm</text:p>
          </table:table-cell>
          <table:table-cell table:style-name="ce22" office:value-type="string" calcext:value-type="string">
            <text:p>0.8mm</text:p>
          </table:table-cell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6])" office:value-type="currency" office:currency="USD" office:value="5.09486266666667" calcext:value-type="currency">
            <text:p>$5.09</text:p>
          </table:table-cell>
          <table:table-cell table:style-name="ce4"/>
          <table:table-cell table:style-name="ce14" table:formula="of:=AVERAGE([.D4:.D6])" office:value-type="float" office:value="1.66666666666667" calcext:value-type="float">
            <text:p>1.7</text:p>
          </table:table-cell>
          <table:table-cell table:style-name="ce15" table:formula="of:=AVERAGE([.E4:.E6])" office:value-type="float" office:value="41.3333333333333" calcext:value-type="float">
            <text:p>41</text:p>
          </table:table-cell>
          <table:table-cell table:style-name="ce15" table:formula="of:=AVERAGE([.F4:.F6])" office:value-type="float" office:value="68" calcext:value-type="float">
            <text:p>68</text:p>
          </table:table-cell>
          <table:table-cell table:style-name="ce15" table:formula="of:=AVERAGE([.G4:.G6])" office:value-type="float" office:value="54.8333333333333" calcext:value-type="float">
            <text:p>55</text:p>
          </table:table-cell>
          <table:table-cell table:style-name="ce15" table:formula="of:=AVERAGE([.H4:.H6])" office:value-type="float" office:value="91.3333333333333" calcext:value-type="float">
            <text:p>91</text:p>
          </table:table-cell>
          <table:table-cell table:style-name="ce15" table:formula="of:=AVERAGE([.I4:.I6])" office:value-type="float" office:value="5.83333333333333" calcext:value-type="float">
            <text:p>6</text:p>
          </table:table-cell>
          <table:table-cell table:style-name="ce15" table:formula="of:=AVERAGE([.J4:.J6])" office:value-type="float" office:value="10" calcext:value-type="float">
            <text:p>10</text:p>
          </table:table-cell>
          <table:table-cell table:style-name="ce15" table:formula="of:=AVERAGE([.K4:.K6])" office:value-type="float" office:value="76.8" calcext:value-type="float">
            <text:p>77</text:p>
          </table:table-cell>
          <table:table-cell table:style-name="ce4" table:formula="of:=AVERAGE([.L4:.L6])" office:value-type="currency" office:currency="USD" office:value="0.122836071969697" calcext:value-type="currency">
            <text:p>$0.12</text:p>
          </table:table-cell>
          <table:table-cell table:style-name="ce4" table:formula="of:=AVERAGE(#REF!;#REF!;[.L6])" office:value-type="string" office:string-value="" calcext:value-type="error">
            <text:p>#REF!</text:p>
          </table:table-cell>
          <table:table-cell table:style-name="ce4" table:formula="of:=AVERAGE(#REF!;[.L5];[.L4])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twoolhead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8]/60)*[.B12]" office:value-type="currency" office:currency="USD" office:value="7.5" calcext:value-type="currency">
            <text:p>$7.50</text:p>
          </table:table-cell>
          <table:table-cell table:style-name="ce18" table:formula="of:=[.D12]/[.D$19]" office:value-type="percentage" office:value="0.293399038026706" calcext:value-type="percentage">
            <text:p>29.34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style-name="ce19" table:formula="of:=AVERAGE([.K6:.K6];#REF!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)" office:value-type="currency" office:currency="USD" office:value="1.9" calcext:value-type="currency">
            <text:p>$1.90</text:p>
          </table:table-cell>
          <table:table-cell table:style-name="ce4"/>
          <table:table-cell table:style-name="ce4" table:formula="of:=([.H8]/60)*[.B13]" office:value-type="currency" office:currency="USD" office:value="8.67666666666667" calcext:value-type="currency">
            <text:p>$8.68</text:p>
          </table:table-cell>
          <table:table-cell table:style-name="ce18" table:formula="of:=[.D13]/[.D$19]" office:value-type="percentage" office:value="0.339430087103785" calcext:value-type="percentage">
            <text:p>33.94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style-name="ce19" table:formula="of:=AVERAGE([.K4];[.K5];#REF!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/>
          <table:table-cell table:style-name="ce4" table:formula="of:=([.H8]/60)*[.B14]" office:value-type="currency" office:currency="USD" office:value="0.456666666666667" calcext:value-type="currency">
            <text:p>$0.46</text:p>
          </table:table-cell>
          <table:table-cell table:style-name="ce18" table:formula="of:=[.D14]/[.D$19]" office:value-type="percentage" office:value="0.017864741426515" calcext:value-type="percentage">
            <text:p>1.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/>
          <table:table-cell table:style-name="ce4" table:formula="of:=([.H8]/60)*[.B15]" office:value-type="currency" office:currency="USD" office:value="0.167322666666667" calcext:value-type="currency">
            <text:p>$0.17</text:p>
          </table:table-cell>
          <table:table-cell table:style-name="ce18" table:formula="of:=[.D15]/[.D$19]" office:value-type="percentage" office:value="0.00654564125867509" calcext:value-type="percentage">
            <text:p>0.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/>
          <table:table-cell table:style-name="ce4" table:formula="of:=([.$F$8]/1000)*[.B16]" office:value-type="currency" office:currency="USD" office:value="8.7618" calcext:value-type="currency">
            <text:p>$8.76</text:p>
          </table:table-cell>
          <table:table-cell table:style-name="ce18" table:formula="of:=[.D16]/[.D19]" office:value-type="percentage" office:value="0.342760492184319" calcext:value-type="percentage">
            <text:p>34.28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ce18"/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3" table:number-rows-spanned="1">
            <text:p>Total printed part cost per microcluster</text:p>
          </table:table-cell>
          <table:covered-table-cell table:number-columns-repeated="2"/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table:formula="of:=[.D16]+[.D12]+[.D13]+[.D14]+[.D15]" office:value-type="currency" office:currency="USD" office:value="25.562456" calcext:value-type="currency">
            <text:p>$25.56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/>
          <table:table-cell table:style-name="Default"/>
          <table:table-cell table:number-columns-repeated="1018"/>
        </table:table-row>
      </table:table>
      <table:table table:name="funding_calculator" table:style-name="ta1">
        <table:table-column table:style-name="co15" table:default-cell-style-name="ce27"/>
        <table:table-column table:style-name="co16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4">
          <table:table-cell table:style-name="ce26" office:value-type="string" calcext:value-type="string" table:number-columns-spanned="2" table:number-rows-spanned="1">
            <text:p>microcluster funding goal calculator</text:p>
          </table:table-cell>
          <table:covered-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BOM.E36]" office:value-type="float" office:value="167.706456" calcext:value-type="float">
            <text:p>$167.71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formula="of:=([.B5]+[.B6])*[.B4]" office:value-type="float" office:value="365.412912" calcext:value-type="float">
            <text:p>$365.4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office:value-type="float" office:value="20" calcext:value-type="float">
            <text:p>$2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385.412912" calcext:value-type="float">
            <text:p>$385.4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192.706456" calcext:value-type="float">
            <text:p>$192.7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45" calcext:value-type="float">
            <text:p>$4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525.412912" calcext:value-type="float">
            <text:p>$525.4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15.836974448" calcext:value-type="float">
            <text:p>$15.8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36.77890384" calcext:value-type="float">
            <text:p>$36.7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578.028790288" calcext:value-type="float">
            <text:p>$578.0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microcluster</text:p>
          </table:table-cell>
          <table:table-cell table:formula="of:=[.B16]/[.B4]" office:value-type="float" office:value="289.014395144" calcext:value-type="float">
            <text:p>$289.01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96.307939144" calcext:value-type="float">
            <text:p>$96.31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450" calcext:value-type="float">
            <text:p>$45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5" table:formula="of:=CEILING([.B9]/([.B19]-[.B18]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900" calcext:value-type="float">
            <text:p>$9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035" calcext:value-type="float">
            <text:p>$1,035.00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 table:number-rows-repeated="6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table table:name="Sheet4" table:style-name="ta1">
        <table:table-column table:style-name="co15" table:default-cell-style-name="ce27"/>
        <table:table-column table:style-name="co17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4">
          <table:table-cell table:style-name="ce26" office:value-type="string" calcext:value-type="string" table:number-columns-spanned="2" table:number-rows-spanned="1">
            <text:p>microcluster m3 funding goal calculator</text:p>
          </table:table-cell>
          <table:covered-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BOM.E36]+3*1250*0.85" office:value-type="float" office:value="3355.206456" calcext:value-type="float">
            <text:p>$3,355.21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6" table:formula="of:=([.B5]+[.B6])*[.B4]" office:value-type="currency" office:currency="USD" office:value="16851.03228" calcext:value-type="currency">
            <text:p>$16,851.0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5" calcext:value-type="float">
            <text:p>$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16856.03228" calcext:value-type="float">
            <text:p>$16,856.0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3371.206456" calcext:value-type="float">
            <text:p>$3,371.2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45" calcext:value-type="float">
            <text:p>$4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7206.03228" calcext:value-type="float">
            <text:p>$17,206.0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500.47493612" calcext:value-type="float">
            <text:p>$500.4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204.4222596" calcext:value-type="float">
            <text:p>$1,204.4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18910.92947572" calcext:value-type="float">
            <text:p>$18,910.9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microcluster</text:p>
          </table:table-cell>
          <table:table-cell table:formula="of:=[.B16]/[.B4]" office:value-type="float" office:value="3782.185895144" calcext:value-type="float">
            <text:p>$3,782.19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410.979439144" calcext:value-type="float">
            <text:p>$410.98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4100" calcext:value-type="float">
            <text:p>$4,10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7" table:formula="of:=CEILING([.B9]/([.B19]-[.B18]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20500" calcext:value-type="float">
            <text:p>$20,5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23575" calcext:value-type="float">
            <text:p>$23,575.00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Sheet4.B21:Sheet4.B21">
            <calcext:condition calcext:apply-style-name="ConditionalStyle_1" calcext:value="formula-is(LEN(TRIM([.B21]))&gt;0)" calcext:base-cell-address="Sheet4.B21"/>
          </calcext:conditional-format>
        </calcext:conditional-formats>
      </table:table>
      <table:table table:name="Sheet5" table:style-name="ta1">
        <table:table-column table:style-name="co18" table:default-cell-style-name="ce27"/>
        <table:table-column table:style-name="co2" table:default-cell-style-name="ce33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Default"/>
          <table:table-cell table:style-name="ce30"/>
          <table:table-cell table:number-columns-repeated="3"/>
        </table:table-row>
        <table:table-row table:style-name="ro4">
          <table:table-cell table:style-name="ce26" office:value-type="string" calcext:value-type="string" table:number-columns-spanned="2" table:number-rows-spanned="1">
            <text:p>OctoPanel funding goal calculator</text:p>
          </table:table-cell>
          <table:covered-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100+6+15+30+15" office:value-type="float" office:value="166" calcext:value-type="float">
            <text:p>$166.0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6" table:formula="of:=([.B5]+[.B6])*[.B4]" office:value-type="currency" office:currency="USD" office:value="1810" calcext:value-type="currency">
            <text:p>$1,8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10" calcext:value-type="float">
            <text:p>$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1820" calcext:value-type="float">
            <text:p>$1,82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182" calcext:value-type="float">
            <text:p>$182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2320" calcext:value-type="float">
            <text:p>$2,32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70.28" calcext:value-type="float">
            <text:p>$70.28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62.4" calcext:value-type="float">
            <text:p>$162.4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2552.68" calcext:value-type="float">
            <text:p>$2,552.68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/octopanel</text:p>
          </table:table-cell>
          <table:table-cell table:formula="of:=[.B16]/[.B4]" office:value-type="float" office:value="255.268" calcext:value-type="float">
            <text:p>$255.27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73.268" calcext:value-type="float">
            <text:p>$73.27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400" calcext:value-type="float">
            <text:p>$400.00</text:p>
          </table:table-cell>
          <table:table-cell/>
          <table:table-cell table:style-name="ce4"/>
          <table:table-cell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8" table:formula="of:=CEILING([.B9]/([.B19]-[.B1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2400" calcext:value-type="float">
            <text:p>$2,40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2760" calcext:value-type="float">
            <text:p>$2,760.00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</table:table-row>
        <calcext:conditional-formats>
          <calcext:conditional-format calcext:target-range-address="Sheet5.B21:Sheet5.B21">
            <calcext:condition calcext:apply-style-name="ConditionalStyle_1" calcext:value="formula-is(LEN(TRIM([.B21]))&gt;0)" calcext:base-cell-address="Sheet5.B21"/>
          </calcext:conditional-format>
        </calcext:conditional-formats>
      </table:table>
      <table:table table:name="Sheet6" table:style-name="ta1">
        <table:table-column table:style-name="co19" table:default-cell-style-name="ce27"/>
        <table:table-column table:style-name="co2" table:default-cell-style-name="ce33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Default"/>
          <table:table-cell table:style-name="ce30"/>
          <table:table-cell table:number-columns-repeated="3"/>
        </table:table-row>
        <table:table-row table:style-name="ro4">
          <table:table-cell table:style-name="ce26" office:value-type="string" calcext:value-type="string" table:number-columns-spanned="2" table:number-rows-spanned="1">
            <text:p>OctoPanel funding goal calculator</text:p>
          </table:table-cell>
          <table:covered-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30+6+10" office:value-type="float" office:value="46" calcext:value-type="float">
            <text:p>$46.0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5" calcext:value-type="float">
            <text:p>$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6" table:formula="of:=([.B5]+[.B6])*[.B4]" office:value-type="currency" office:currency="USD" office:value="510" calcext:value-type="currency">
            <text:p>$5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10" calcext:value-type="float">
            <text:p>$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520" calcext:value-type="float">
            <text:p>$52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52" calcext:value-type="float">
            <text:p>$52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10" calcext:value-type="float">
            <text:p>$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870" calcext:value-type="float">
            <text:p>$87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8.23" calcext:value-type="float">
            <text:p>$28.2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60.9" calcext:value-type="float">
            <text:p>$60.9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959.13" calcext:value-type="float">
            <text:p>$959.1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/octopanel</text:p>
          </table:table-cell>
          <table:table-cell table:formula="of:=[.B16]/[.B4]" office:value-type="float" office:value="95.913" calcext:value-type="float">
            <text:p>$95.91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43.913" calcext:value-type="float">
            <text:p>$43.91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150" calcext:value-type="float">
            <text:p>$150.00</text:p>
          </table:table-cell>
          <table:table-cell/>
          <table:table-cell table:style-name="ce4"/>
          <table:table-cell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9" table:formula="of:=CEILING([.B9]/([.B19]-[.B1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750" calcext:value-type="float">
            <text:p>$75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862.5" calcext:value-type="float">
            <text:p>$862.50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</table:table-row>
        <calcext:conditional-formats>
          <calcext:conditional-format calcext:target-range-address="Sheet6.B21:Sheet6.B21">
            <calcext:condition calcext:apply-style-name="ConditionalStyle_1" calcext:value="formula-is(LEN(TRIM([.B21]))&gt;0)" calcext:base-cell-address="Sheet6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5:05:11.207125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3-12T17:53:20.820940544</dc:date>
    <meta:editing-duration>P25DT2H48M26S</meta:editing-duration>
    <meta:editing-cycles>23</meta:editing-cycles>
    <meta:generator>LibreOffice/5.2.7.2$Linux_X86_64 LibreOffice_project/20m0$Build-2</meta:generator>
    <meta:document-statistic meta:table-count="6" meta:cell-count="314" meta:object-count="0"/>
  </office:meta>
</office:document-meta>
</file>